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A6F6EB8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Sans1" svg:font-family="'Lucida Sans'"/>
    <style:font-face style:name="LucidaGrande" svg:font-family="LucidaGrande"/>
    <style:font-face style:name="OpenSymbol" svg:font-family="OpenSymbol"/>
    <style:font-face style:name="American Typewriter" svg:font-family="'American Typewriter'" style:font-adornments="Regular" style:font-family-generic="modern" style:font-pitch="fixed"/>
    <style:font-face style:name="DejaVu Sans Mono" svg:font-family="'DejaVu Sans Mono'" style:font-family-generic="modern" style:font-pitch="fixed"/>
    <style:font-face style:name="Lucida Grande1" svg:font-family="'Lucida Grande'" style:font-adornments="Bold"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style>
    <style:style style:name="P2"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P3" style:family="paragraph" style:parent-style-name="Header2">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Standard" style:list-style-name="L2"/>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Text_20_body" style:list-style-name="L1">
      <style:text-properties style:font-name="Lucida Grande" fo:font-size="10pt"/>
    </style:style>
    <style:style style:name="P11" style:family="paragraph" style:parent-style-name="Text_20_body" style:list-style-name="L3">
      <style:text-properties style:font-name="Lucida Grande" fo:font-size="10pt"/>
    </style:style>
    <style:style style:name="P12" style:family="paragraph" style:parent-style-name="Text_20_body" style:list-style-name="L4"/>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ification de projet de développement</text:h>
      <text:h text:style-name="Heading_20_2" text:outline-level="2">Mission du produit</text:h>
      <text:p text:style-name="Text_20_body">Offrir un widget de liens positionné relativement sur une page. Le widget permettra de spécifier un titre, une note ainsi que les liens vers les pages du site Web qui se mettront à jour automatiquement lors de changements, tel de nom ou d'URL.</text:p>
      <text:h text:style-name="Heading_20_2" text:outline-level="2">Attentes des utilisateurs (User Stories)</text:h>
      <text:p text:style-name="Text_20_body">En temps qu'administrateur du site, je peux choisir les liens à afficher pour une page du site, ainsi que le titre de la boîte de liens et une note l'accompagnant.</text:p>
      <text:h text:style-name="Heading_20_2" text:outline-level="2">Acteurs</text:h>
      <text:p text:style-name="Text_20_body">Administrateurs</text:p>
      <text:p text:style-name="Text_20_body">Lecteurs</text:p>
      <text:h text:style-name="Heading_20_2" text:outline-level="2">Fonctionnalités</text:h>
      <text:p text:style-name="Text_20_body">Permet d'associer à une page un widget de liens reliés à la page en cours. Ces liens sont des instances de pages contenues dans le site, et sont mises à jour automatiquement lorsque les pages sont modifiées.</text:p>
      <text:h text:style-name="Heading_20_2" text:outline-level="2">Objets</text:h>
      <text:p text:style-name="P4">Widget</text:p>
      <text:p text:style-name="P5">Un model avec ses fields de titre, note et liens.</text:p>
      <text:p text:style-name="P4">Template</text:p>
      <text:p text:style-name="P5">Template qui permet de générer l'HTML nécessaire pour être inséré dans une page.</text:p>
      <text:h text:style-name="Heading_20_2" text:outline-level="2">Actions possibles de l'administrateur du site </text:h>
      <text:list xml:id="list1392472959" text:style-name="L1">
        <text:list-item>
          <text:p text:style-name="P10">Création/modification/suppression de widgets de Simthetiq recommends</text:p>
        </text:list-item>
        <text:list-item>
          <text:p text:style-name="P10">Modification au titre, à la note ou aux liens contenus dans le widget</text:p>
        </text:list-item>
        <text:list-item>
          <text:p text:style-name="P10">Association ou retrait d'un widget à une page</text:p>
        </text:list-item>
      </text:list>
      <text:h text:style-name="Heading_20_2" text:outline-level="2">Actions possibles du lecteur </text:h>
      <text:list xml:id="list378859951" text:style-name="L3">
        <text:list-item>
          <text:p text:style-name="P11">Visiter les liens</text:p>
        </text:list-item>
      </text:list>
      <text:h text:style-name="Heading_20_2" text:outline-level="2">Tests de validation et de mesure</text:h>
      <text:list xml:id="list915057782" text:style-name="L4">
        <text:list-item>
          <text:p text:style-name="P12">Les liens soient affichés dans l'ordre attendu</text:p>
        </text:list-item>
        <text:list-item>
          <text:p text:style-name="P12">Le titre soit présent et formatté selon le CSS du site</text:p>
        </text:list-item>
        <text:list-item>
          <text:p text:style-name="P12">La note soit formattée à l'image du contenu du rich text editor</text:p>
        </text:list-item>
        <text:list-item>
          <text:p text:style-name="P12">Les liens sont mis à jour lorsque les pages reliées sont modifiés, tel le titre ou l'UR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Sans1" svg:font-family="'Lucida Sans'"/>
    <style:font-face style:name="LucidaGrande" svg:font-family="LucidaGrande"/>
    <style:font-face style:name="OpenSymbol" svg:font-family="OpenSymbol"/>
    <style:font-face style:name="American Typewriter" svg:font-family="'American Typewriter'" style:font-adornments="Regular" style:font-family-generic="modern" style:font-pitch="fixed"/>
    <style:font-face style:name="DejaVu Sans Mono" svg:font-family="'DejaVu Sans Mono'" style:font-family-generic="modern" style:font-pitch="fixed"/>
    <style:font-face style:name="Lucida Grande1" svg:font-family="'Lucida Grande'" style:font-adornments="Bold"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Grande"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20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default-outline-level="1" style:list-style-name="List_20_1" style:class="list" style:master-page-name="">
      <style:paragraph-properties fo:margin-top="0cm" fo:margin-bottom="0.199cm" style:page-number="auto" fo:background-color="transparent" style:shadow="none">
        <style:tab-stops/>
        <style:background-image/>
      </style:paragraph-properties>
      <style:text-properties fo:font-size="10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style:shadow="none" text:number-lines="false" text:line-number="0">
        <style:tab-stops>
          <style:tab-stop style:position="8.795cm" style:type="center"/>
          <style:tab-stop style:position="17.59cm" style:type="right"/>
        </style:tab-stops>
      </style:paragraph-properties>
      <style:text-properties style:font-name="Lucida Grande" fo:font-size="11pt"/>
    </style:style>
    <style:style style:name="Footer" style:family="paragraph" style:parent-style-name="Standard" style:class="extra" style:master-page-name="">
      <style:paragraph-properties style:page-number="auto" text:number-lines="false" text:line-number="0">
        <style:tab-stops>
          <style:tab-stop style:position="8.795cm" style:type="center"/>
          <style:tab-stop style:position="17.59cm" style:type="right"/>
        </style:tab-stops>
      </style:paragraph-properties>
      <style:text-properties fo:color="#808080" fo:font-size="8pt"/>
    </style:style>
    <style:style style:name="Header2"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text-properties fo:font-size="16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American Typewriter" fo:font-size="13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ucida Grande1" fo:font-size="12pt" fo:font-weight="normal"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199cm" fo:text-indent="-0.635cm" style:auto-text-indent="false"/>
    </style:style>
    <style:style style:name="List_20_1_20_Start" style:display-name="List 1 Start" style:family="paragraph" style:parent-style-name="List" style:class="list" style:master-page-name="">
      <style:paragraph-properties fo:margin-left="0.24cm" fo:margin-right="0cm" fo:margin-top="0.42cm" fo:margin-bottom="0.31cm" fo:text-indent="0cm" style:auto-text-indent="false" style:page-number="auto"/>
      <style:text-properties fo:font-size="10.5pt" fo:font-weight="bold"/>
    </style:style>
    <style:style style:name="List_20_1_20_End" style:display-name="List 1 End" style:family="paragraph" style:parent-style-name="List" style:class="list">
      <style:paragraph-properties fo:margin-left="0.635cm" fo:margin-right="0cm" fo:margin-top="0cm" fo:margin-bottom="0.52cm" fo:text-indent="-0.635cm" style:auto-text-indent="false"/>
    </style:style>
    <style:style style:name="Heading_20_4" style:display-name="Heading 4" style:family="paragraph" style:parent-style-name="Heading" style:next-style-name="Text_20_body" style:default-outline-level="4" style:class="text">
      <style:text-properties style:font-name="Lucida Grande1" fo:font-size="10.5pt" fo:font-style="normal"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style>
    <style:style style:name="MP2" style:family="paragraph" style:parent-style-name="Header2">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MP3"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141cm" fo:margin-bottom="0.9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958cm" fo:margin-left="0cm" fo:margin-right="0cm" fo:margin-bottom="0.499cm"/>
      </style:header-style>
      <style:footer-style>
        <style:header-footer-properties svg:height="0.88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char" svg:x="0.025cm" svg:y="0cm" svg:width="1.281cm" svg:height="1.282cm" draw:z-index="0"><draw:image xlink:href="Pictures/100002010000008000000080A6F6EB87.png" xlink:type="simple" xlink:show="embed" xlink:actuate="onLoad"/></draw:frame>Vimba Inc</text:p>
        <text:p text:style-name="MP2">Technologies | Beauté pragmatique</text:p>
        <text:p text:style-name="MP3"/>
      </style:header>
      <style:footer>
        <text:p text:style-name="Footer">Copyright Vimba In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8T12:38:43</meta:creation-date>
    <meta:editing-duration>PT32H36M41S</meta:editing-duration>
    <meta:editing-cycles>86</meta:editing-cycles>
    <meta:generator>OpenOffice.org/3.1$Unix OpenOffice.org_project/310m19$Build-9420</meta:generator>
    <meta:initial-creator>Francis Lavoie</meta:initial-creator>
    <dc:date>2010-07-22T00:08:31</dc:date>
    <dc:creator>Francois Lebel</dc:creator>
    <meta:document-statistic meta:table-count="0" meta:image-count="1" meta:object-count="0" meta:page-count="1" meta:paragraph-count="29" meta:word-count="263" meta:character-count="1532"/>
  </office:meta>
</office:document-meta>
</file>